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4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Estu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sample</text:p>
          </table:table-cell>
          <table:table-cell office:value-type="string">
            <text:p>biomass.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e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5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6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1</text:p>
          </table:table-cell>
          <table:table-cell office:value-type="float" office:value="6.044">
            <text:p>6,04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2</text:p>
          </table:table-cell>
          <table:table-cell office:value-type="float" office:value="5.55">
            <text:p>5,5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3</text:p>
          </table:table-cell>
          <table:table-cell office:value-type="float" office:value="4.95">
            <text:p>4,9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2</text:p>
          </table:table-cell>
          <table:table-cell office:value-type="float" office:value="12.146">
            <text:p>12,14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e3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1</text:p>
          </table:table-cell>
          <table:table-cell table:formula="of:=9.9+0.094" office:value-type="float" office:value="9.994">
            <text:p>9,99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2</text:p>
          </table:table-cell>
          <table:table-cell table:formula="of:=9.6+0.382" office:value-type="float" office:value="9.982">
            <text:p>9,98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3</text:p>
          </table:table-cell>
          <table:table-cell table:formula="of:=0.312+10.8" office:value-type="float" office:value="11.112">
            <text:p>11,11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1</text:p>
          </table:table-cell>
          <table:table-cell office:value-type="float" office:value="15.32">
            <text:p>15,3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2</text:p>
          </table:table-cell>
          <table:table-cell office:value-type="float" office:value="15.545">
            <text:p>15,54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e3</text:p>
          </table:table-cell>
          <table:table-cell office:value-type="float" office:value="12.495">
            <text:p>12,49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1</text:p>
          </table:table-cell>
          <table:table-cell office:value-type="float" office:value="14.884">
            <text:p>14,88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2</text:p>
          </table:table-cell>
          <table:table-cell table:formula="of:=16.97+113" office:value-type="float" office:value="129.97">
            <text:p>129,9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3</text:p>
          </table:table-cell>
          <table:table-cell table:formula="of:=18.01+0.022" office:value-type="float" office:value="18.032">
            <text:p>18,03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1</text:p>
          </table:table-cell>
          <table:table-cell office:value-type="float" office:value="10.727">
            <text:p>10,72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2</text:p>
          </table:table-cell>
          <table:table-cell table:formula="of:=9.98+0.076" office:value-type="float" office:value="10.056">
            <text:p>10,05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3</text:p>
          </table:table-cell>
          <table:table-cell table:formula="of:=13.25+0.148" office:value-type="float" office:value="13.398">
            <text:p>13,39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1</text:p>
          </table:table-cell>
          <table:table-cell office:value-type="float" office:value="10.4">
            <text:p>10,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2</text:p>
          </table:table-cell>
          <table:table-cell office:value-type="float" office:value="9.55">
            <text:p>9,5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e3</text:p>
          </table:table-cell>
          <table:table-cell office:value-type="float" office:value="8.25">
            <text:p>8,2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1</text:p>
          </table:table-cell>
          <table:table-cell table:formula="of:=0.008+3.256" office:value-type="float" office:value="3.264">
            <text:p>3,26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2</text:p>
          </table:table-cell>
          <table:table-cell table:formula="of:=0.018+2.67" office:value-type="float" office:value="2.688">
            <text:p>2,68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me3</text:p>
          </table:table-cell>
          <table:table-cell table:formula="of:=0.053+4.35" office:value-type="float" office:value="4.403">
            <text:p>4,4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1</text:p>
          </table:table-cell>
          <table:table-cell table:formula="of:=2.85+0.004" office:value-type="float" office:value="2.854">
            <text:p>2,85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2</text:p>
          </table:table-cell>
          <table:table-cell table:formula="of:=0.028+2.52" office:value-type="float" office:value="2.548">
            <text:p>2,54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2me3</text:p>
          </table:table-cell>
          <table:table-cell table:formula="of:=0.032+6.256" office:value-type="float" office:value="6.288">
            <text:p>6,28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1</text:p>
          </table:table-cell>
          <table:table-cell table:formula="of:=0.014+3.236" office:value-type="float" office:value="3.25">
            <text:p>3,2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2</text:p>
          </table:table-cell>
          <table:table-cell table:formula="of:=0.183+3.406" office:value-type="float" office:value="3.589">
            <text:p>3,58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me3</text:p>
          </table:table-cell>
          <table:table-cell table:formula="of:=5.42+0.252" office:value-type="float" office:value="5.672">
            <text:p>5,67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1</text:p>
          </table:table-cell>
          <table:table-cell table:formula="of:=14.158+0.86" office:value-type="float" office:value="15.018">
            <text:p>15,01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2</text:p>
          </table:table-cell>
          <table:table-cell table:formula="of:=9.062+0.003" office:value-type="float" office:value="9.065">
            <text:p>9,06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e3</text:p>
          </table:table-cell>
          <table:table-cell office:value-type="float" office:value="11.685">
            <text:p>11,68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1</text:p>
          </table:table-cell>
          <table:table-cell table:formula="of:=9.159+0.03" office:value-type="float" office:value="9.189">
            <text:p>9,18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2</text:p>
          </table:table-cell>
          <table:table-cell table:formula="of:=4.495+0.014" office:value-type="float" office:value="4.509">
            <text:p>4,50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e3</text:p>
          </table:table-cell>
          <table:table-cell table:formula="of:=15.461+0.014" office:value-type="float" office:value="15.475">
            <text:p>15,47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1</text:p>
          </table:table-cell>
          <table:table-cell table:formula="of:=0.02+0.313" office:value-type="float" office:value="0.333">
            <text:p>0,33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2</text:p>
          </table:table-cell>
          <table:table-cell table:formula="of:=0.03+0.111" office:value-type="float" office:value="0.141">
            <text:p>0,14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3</text:p>
          </table:table-cell>
          <table:table-cell table:formula="of:=16.224+0.031" office:value-type="float" office:value="16.255">
            <text:p>16,25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1</text:p>
          </table:table-cell>
          <table:table-cell office:value-type="float" office:value="4.327">
            <text:p>4,32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2</text:p>
          </table:table-cell>
          <table:table-cell office:value-type="float" office:value="7.67">
            <text:p>7,6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13</text:p>
          </table:table-cell>
          <table:table-cell office:value-type="float" office:value="6.783">
            <text:p>6,78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1</text:p>
          </table:table-cell>
          <table:table-cell office:value-type="float" office:value="7.185">
            <text:p>7,18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2</text:p>
          </table:table-cell>
          <table:table-cell office:value-type="float" office:value="6.722">
            <text:p>6,72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23</text:p>
          </table:table-cell>
          <table:table-cell office:value-type="float" office:value="7.954">
            <text:p>7,95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1</text:p>
          </table:table-cell>
          <table:table-cell office:value-type="float" office:value="6.681">
            <text:p>6,68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2</text:p>
          </table:table-cell>
          <table:table-cell office:value-type="float" office:value="6.116">
            <text:p>6,11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e33</text:p>
          </table:table-cell>
          <table:table-cell office:value-type="float" office:value="5.41">
            <text:p>5,41</text:p>
          </table:table-cell>
        </table:table-row>
      </table:table>
      <table:table table:name="Goreliy" table:style-name="ta1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dal_level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6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7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8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9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6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7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5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7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8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9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4.85">
            <text:p>14,8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.85">
            <text:p>7,8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4.25">
            <text:p>4,2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6.62">
            <text:p>16,6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0.752">
            <text:p>10,75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6.2">
            <text:p>6,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table:formula="of:=11.15+0.076" office:value-type="float" office:value="11.226">
            <text:p>11,22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formula="of:=0.144+7.3" office:value-type="float" office:value="7.444">
            <text:p>7,44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table:formula="of:=2.014+0.003" office:value-type="float" office:value="2.017">
            <text:p>2,01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table:formula="of:=4.42+0.048" office:value-type="float" office:value="4.468">
            <text:p>4,46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1.255">
            <text:p>11,25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1.934">
            <text:p>11,93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0.633">
            <text:p>10,63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20.468">
            <text:p>20,46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1.566">
            <text:p>1,56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table:formula="of:=2.57+0.084" office:value-type="float" office:value="2.654">
            <text:p>2,65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3.05">
            <text:p>3,0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table:formula="of:=3.29+0.18" office:value-type="float" office:value="3.47">
            <text:p>3,4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table:formula="of:=2.23+0.53" office:value-type="float" office:value="2.76">
            <text:p>2,7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2.602">
            <text:p>2,60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table:formula="of:=2.34+0.323" office:value-type="float" office:value="2.663">
            <text:p>2,66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table:formula="of:=3.3+0.084" office:value-type="float" office:value="3.384">
            <text:p>3,38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table:formula="of:=6.35+0.094" office:value-type="float" office:value="6.444">
            <text:p>6,44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table:formula="of:=5.45+0.45" office:value-type="float" office:value="5.9">
            <text:p>5,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table:formula="of:=6.35" office:value-type="float" office:value="6.35">
            <text:p>6,3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table:formula="of:=12.68+0.066" office:value-type="float" office:value="12.746">
            <text:p>12,74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formula="of:=11.37+0.017" office:value-type="float" office:value="11.387">
            <text:p>11,38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.955">
            <text:p>13,95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table:formula="of:=10.05+0.112" office:value-type="float" office:value="10.162">
            <text:p>10,16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.97">
            <text:p>2,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4.97">
            <text:p>4,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3.97">
            <text:p>3,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.94">
            <text:p>2,9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5.564">
            <text:p>5,56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2.659">
            <text:p>2,65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.955">
            <text:p>1,95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3.497">
            <text:p>3,4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3.895">
            <text:p>3,89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.903">
            <text:p>1,9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1mg1</text:p>
          </table:table-cell>
          <table:table-cell table:formula="of:=0.002+2.27" office:value-type="float" office:value="2.272">
            <text:p>2,27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2mg1</text:p>
          </table:table-cell>
          <table:table-cell table:formula="of:=0.009+2.85" office:value-type="float" office:value="2.859">
            <text:p>2,85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3mg1</text:p>
          </table:table-cell>
          <table:table-cell table:formula="of:=0.019+2.65" office:value-type="float" office:value="2.669">
            <text:p>2,66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g2</text:p>
          </table:table-cell>
          <table:table-cell table:formula="of:=+0.016+2.05" office:value-type="float" office:value="2.066">
            <text:p>2,06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g2</text:p>
          </table:table-cell>
          <table:table-cell table:formula="of:=+0.046+1.856" office:value-type="float" office:value="1.902">
            <text:p>1,9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g2</text:p>
          </table:table-cell>
          <table:table-cell table:formula="of:=0.006+1.62" office:value-type="float" office:value="1.626">
            <text:p>1,62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1mg3</text:p>
          </table:table-cell>
          <table:table-cell table:formula="of:=0.003+0.55" office:value-type="float" office:value="0.553">
            <text:p>0,55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2mg3</text:p>
          </table:table-cell>
          <table:table-cell table:formula="of:=0.034+1.73" office:value-type="float" office:value="1.764">
            <text:p>1,76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3mg3</text:p>
          </table:table-cell>
          <table:table-cell table:formula="of:=0.002+2.61" office:value-type="float" office:value="2.612">
            <text:p>2,6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g4</text:p>
          </table:table-cell>
          <table:table-cell table:formula="of:=0.152+3.426" office:value-type="float" office:value="3.578">
            <text:p>3,57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g4</text:p>
          </table:table-cell>
          <table:table-cell table:formula="of:=0.001+2.87" office:value-type="float" office:value="2.871">
            <text:p>2,87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g4</text:p>
          </table:table-cell>
          <table:table-cell table:formula="of:=0.124+3.106" office:value-type="float" office:value="3.23">
            <text:p>3,2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table:formula="of:=1.476+0.194" office:value-type="float" office:value="1.67">
            <text:p>1,6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table:formula="of:=2.164+0.004" office:value-type="float" office:value="2.168">
            <text:p>2,16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table:formula="of:=1.742+0.238" office:value-type="float" office:value="1.98">
            <text:p>1,9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table:formula="of:=1.492+0.039" office:value-type="float" office:value="1.531">
            <text:p>1,53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table:formula="of:=1.927+0.011" office:value-type="float" office:value="1.938">
            <text:p>1,93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table:formula="of:=1.784+0.29" office:value-type="float" office:value="2.074">
            <text:p>2,07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table:formula="of:=1.954+0.003" office:value-type="float" office:value="1.957">
            <text:p>1,95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0.534">
            <text:p>0,53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table:formula="of:=1.794+0.115" office:value-type="float" office:value="1.909">
            <text:p>1,90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1.832">
            <text:p>1,83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0.542">
            <text:p>0,54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3.718">
            <text:p>3,71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table:formula="of:=4.71+0.738" office:value-type="float" office:value="5.448">
            <text:p>5,44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formula="of:=3.338+2.044" office:value-type="float" office:value="5.382">
            <text:p>5,38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table:formula="of:=3.214+0.698" office:value-type="float" office:value="3.912">
            <text:p>3,91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table:formula="of:=6.164" office:value-type="float" office:value="6.164">
            <text:p>6,16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table:formula="of:=0.302+0.015" office:value-type="float" office:value="0.317">
            <text:p>0,31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formula="of:=4.667+0.03" office:value-type="float" office:value="4.697">
            <text:p>4,69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table:style-name="ce1" office:value-type="float" office:value="10.158">
            <text:p>10,15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table:style-name="ce1" office:value-type="float" office:value="7.606">
            <text:p>7,60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0.903">
            <text:p>0,90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table:formula="of:=1.053+0.035" office:value-type="float" office:value="1.088">
            <text:p>1,08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table:formula="of:=1.375+0.018" office:value-type="float" office:value="1.393">
            <text:p>1,39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3.645">
            <text:p>3,64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.391">
            <text:p>2,39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0.596">
            <text:p>0,59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1.954">
            <text:p>1,95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4.109">
            <text:p>4,10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3.605">
            <text:p>3,60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1.432">
            <text:p>1,43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2.569">
            <text:p>2,56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table:formula="of:=3.317+0.025" office:value-type="float" office:value="3.342">
            <text:p>3,342</text:p>
          </table:table-cell>
        </table:table-row>
      </table:table>
      <table:table table:name="2razrez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dal.level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7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7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5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6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6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18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9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  <table:table-cell office:value-type="float" office:value="1.326">
            <text:p>1,32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3.02">
            <text:p>3,0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3</text:p>
          </table:table-cell>
          <table:table-cell office:value-type="float" office:value="4.364">
            <text:p>4,36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5.2">
            <text:p>5,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5</text:p>
          </table:table-cell>
          <table:table-cell office:value-type="float" office:value="7.7">
            <text:p>7,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5.171">
            <text:p>5,17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4.26">
            <text:p>4,2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0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  <table:table-cell table:style-name="ce2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  <table:table-cell office:value-type="float" office:value="1.919">
            <text:p>1,91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2.582">
            <text:p>2,58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  <table:table-cell office:value-type="float" office:value="2.38">
            <text:p>2,3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3.65">
            <text:p>3,6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  <table:table-cell office:value-type="float" office:value="1.104">
            <text:p>1,10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  <table:table-cell office:value-type="float" office:value="5.8">
            <text:p>5,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  <table:table-cell office:value-type="float" office:value="4.4">
            <text:p>4,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table:formula="of:=3.3+0.512" office:value-type="float" office:value="3.812">
            <text:p>3,81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8.56">
            <text:p>8,5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9</text:p>
          </table:table-cell>
          <table:table-cell office:value-type="float" office:value="3.36">
            <text:p>3,3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10</text:p>
          </table:table-cell>
          <table:table-cell office:value-type="float" office:value="0.778">
            <text:p>0,77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9.1">
            <text:p>9,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table:formula="of:=2.613+0.862" office:value-type="float" office:value="3.475">
            <text:p>3,47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  <table:table-cell office:value-type="float" office:value="5.55">
            <text:p>5,5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8.55">
            <text:p>8,5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  <table:table-cell office:value-type="float" office:value="5.3">
            <text:p>5,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5.5">
            <text:p>5,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3.69">
            <text:p>3,6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6</text:p>
          </table:table-cell>
          <table:table-cell office:value-type="float" office:value="0.63">
            <text:p>0,6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7</text:p>
          </table:table-cell>
          <table:table-cell office:value-type="float" office:value="3.47">
            <text:p>3,4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5.12">
            <text:p>5,1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5.35">
            <text:p>5,3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4.5">
            <text:p>4,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3.352">
            <text:p>3,35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4.65">
            <text:p>4,65</text:p>
          </table:table-cell>
        </table:table-row>
      </table:table>
      <table:table table:name="ZRS_Ryashko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bb2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bb1</text:p>
          </table:table-cell>
          <table:table-cell office:value-type="float" office:value="13.62">
            <text:p>13,6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bb2</text:p>
          </table:table-cell>
          <table:table-cell office:value-type="float" office:value="19.2">
            <text:p>19,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bb1</text:p>
          </table:table-cell>
          <table:table-cell table:formula="of:=0.01+16.8" office:value-type="float" office:value="16.81">
            <text:p>16,8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bb2</text:p>
          </table:table-cell>
          <table:table-cell table:formula="of:=0.196+23.1" office:value-type="float" office:value="23.296">
            <text:p>23,29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bb1</text:p>
          </table:table-cell>
          <table:table-cell office:value-type="float" office:value="22.1">
            <text:p>22,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bb2</text:p>
          </table:table-cell>
          <table:table-cell office:value-type="float" office:value="14.7">
            <text:p>14,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bb1</text:p>
          </table:table-cell>
          <table:table-cell table:formula="of:=13.45+0.252" office:value-type="float" office:value="13.702">
            <text:p>13,70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bb2</text:p>
          </table:table-cell>
          <table:table-cell office:value-type="float" office:value="21.844">
            <text:p>21,84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bb1</text:p>
          </table:table-cell>
          <table:table-cell office:value-type="float" office:value="18.29">
            <text:p>18,2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bb2</text:p>
          </table:table-cell>
          <table:table-cell office:value-type="float" office:value="15.93">
            <text:p>15,9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bb1</text:p>
          </table:table-cell>
          <table:table-cell office:value-type="float" office:value="5.685">
            <text:p>5,68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bb2</text:p>
          </table:table-cell>
          <table:table-cell office:value-type="float" office:value="10.312">
            <text:p>10,3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bb1</text:p>
          </table:table-cell>
          <table:table-cell office:value-type="float" office:value="12.8">
            <text:p>12,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bb2</text:p>
          </table:table-cell>
          <table:table-cell office:value-type="float" office:value="16.45">
            <text:p>16,4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bb1</text:p>
          </table:table-cell>
          <table:table-cell table:formula="of:=3.713+0.012+0.01+7.495+0.002+5.034" office:value-type="float" office:value="16.266">
            <text:p>16,26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bb2</text:p>
          </table:table-cell>
          <table:table-cell table:formula="of:=0.024+6.921+0.046+17.242+7.237+0.048" office:value-type="float" office:value="31.518">
            <text:p>31,51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bb1</text:p>
          </table:table-cell>
          <table:table-cell table:formula="of:=0.039+1.222" office:value-type="float" office:value="1.261">
            <text:p>1,26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bb2</text:p>
          </table:table-cell>
          <table:table-cell table:formula="of:=0.038+16.15" office:value-type="float" office:value="16.188">
            <text:p>16,18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bb1</text:p>
          </table:table-cell>
          <table:table-cell office:value-type="float" office:value="14.6">
            <text:p>14,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bb2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bb1</text:p>
          </table:table-cell>
          <table:table-cell office:value-type="float" office:value="9.486">
            <text:p>9,48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bb2</text:p>
          </table:table-cell>
          <table:table-cell office:value-type="float" office:value="22.459">
            <text:p>22,45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bb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bb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.00.0000</text:date>, <text:time style:data-style-name="N2" text:time-value="0000-00-00T23:03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4-21T23:04:25</meta:creation-date>
    <dc:date>2013-05-20T12:44:02</dc:date>
    <dc:creator>Sophia Nazarova</dc:creator>
    <meta:editing-duration>PT22H36M52S</meta:editing-duration>
    <meta:editing-cycles>25</meta:editing-cycles>
    <meta:generator>LibreOffice/3.6$Linux_X86_64 LibreOffice_project/360m1$Build-2</meta:generator>
    <meta:document-statistic meta:table-count="4" meta:cell-count="1479" meta:object-count="0"/>
  </office:meta>
</office:document-meta>
</file>